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0000001A48D1ACC43B6AF0967.png" manifest:media-type="image/png"/>
  <manifest:file-entry manifest:full-path="Pictures/1000000000000230000001A44791DF83259EF577.png" manifest:media-type="image/png"/>
  <manifest:file-entry manifest:full-path="Pictures/1000000000000230000001A46F63845F73F9FA29.png" manifest:media-type="image/png"/>
  <manifest:file-entry manifest:full-path="Pictures/1000000000000230000001A4BEC02D6697A31761.png" manifest:media-type="image/png"/>
  <manifest:file-entry manifest:full-path="Pictures/1000000000000230000001A4E8AAC9D42DC7D70C.png" manifest:media-type="image/png"/>
  <manifest:file-entry manifest:full-path="Pictures/1000000000000230000001A42E13665D214A1297.png" manifest:media-type="image/png"/>
  <manifest:file-entry manifest:full-path="Pictures/1000000000000230000001A4485908E013FFEE64.png" manifest:media-type="image/png"/>
  <manifest:file-entry manifest:full-path="Pictures/1000000000000230000001A45AE3B9D60D8A2F03.png" manifest:media-type="image/png"/>
  <manifest:file-entry manifest:full-path="Pictures/1000000000000230000001A4229847526D24080F.png" manifest:media-type="image/png"/>
  <manifest:file-entry manifest:full-path="Pictures/1000000000000230000001A4174289EA42FA2A33.png" manifest:media-type="image/png"/>
  <manifest:file-entry manifest:full-path="Pictures/1000000000000230000001A485A8DE2D68666B0C.png" manifest:media-type="image/png"/>
  <manifest:file-entry manifest:full-path="Pictures/1000000000000230000001A43E1988658C5B618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14.444cm" svg:y="-0.714cm" svg:width="12cm" svg:height="8.999cm" draw:z-index="0"><draw:image xlink:href="Pictures/1000000000000230000001A44791DF83259EF577.png" xlink:type="simple" xlink:show="embed" xlink:actuate="onLoad"/></draw:frame><draw:frame draw:style-name="fr1" draw:name="Image2" text:anchor-type="paragraph" svg:x="7.274cm" svg:y="8.998cm" svg:width="12cm" svg:height="8.999cm" draw:z-index="1"><draw:image xlink:href="Pictures/1000000000000230000001A4BEC02D6697A31761.png" xlink:type="simple" xlink:show="embed" xlink:actuate="onLoad"/></draw:frame><draw:frame draw:style-name="fr1" draw:name="Image3" text:anchor-type="paragraph" svg:x="-1.166cm" svg:y="-0.926cm" svg:width="12cm" svg:height="8.999cm" draw:z-index="2"><draw:image xlink:href="Pictures/1000000000000230000001A4E8AAC9D42DC7D70C.png" xlink:type="simple" xlink:show="embed" xlink:actuate="onLoad"/></draw:frame></text:p>
      <text:p text:style-name="P1"><draw:frame draw:style-name="fr1" draw:name="Image4" text:anchor-type="paragraph" svg:x="6.851cm" svg:y="9.155cm" svg:width="12cm" svg:height="8.999cm" draw:z-index="3"><draw:image xlink:href="Pictures/1000000000000230000001A46F63845F73F9FA29.png" xlink:type="simple" xlink:show="embed" xlink:actuate="onLoad"/></draw:frame><draw:frame draw:style-name="fr1" draw:name="Image5" text:anchor-type="paragraph" svg:x="-0.928cm" svg:y="-0.688cm" svg:width="12cm" svg:height="8.999cm" draw:z-index="4"><draw:image xlink:href="Pictures/1000000000000230000001A45AE3B9D60D8A2F03.png" xlink:type="simple" xlink:show="embed" xlink:actuate="onLoad"/></draw:frame><draw:frame draw:style-name="fr1" draw:name="Image6" text:anchor-type="paragraph" svg:x="14.577cm" svg:y="-0.767cm" svg:width="12cm" svg:height="8.999cm" draw:z-index="5"><draw:image xlink:href="Pictures/1000000000000230000001A48D1ACC43B6AF0967.png" xlink:type="simple" xlink:show="embed" xlink:actuate="onLoad"/></draw:frame></text:p>
      <text:p text:style-name="P1"><draw:frame draw:style-name="fr1" draw:name="Image7" text:anchor-type="paragraph" svg:x="-0.769cm" svg:y="-0.397cm" svg:width="12cm" svg:height="8.999cm" draw:z-index="6"><draw:image xlink:href="Pictures/1000000000000230000001A4485908E013FFEE64.png" xlink:type="simple" xlink:show="embed" xlink:actuate="onLoad"/></draw:frame><draw:frame draw:style-name="fr1" draw:name="Image8" text:anchor-type="paragraph" svg:x="14.55cm" svg:y="-0.714cm" svg:width="12cm" svg:height="8.999cm" draw:z-index="7"><draw:image xlink:href="Pictures/1000000000000230000001A4229847526D24080F.png" xlink:type="simple" xlink:show="embed" xlink:actuate="onLoad"/></draw:frame><draw:frame draw:style-name="fr1" draw:name="Image9" text:anchor-type="paragraph" svg:x="7.248cm" svg:y="10.001cm" svg:width="12cm" svg:height="8.999cm" draw:z-index="8"><draw:image xlink:href="Pictures/1000000000000230000001A42E13665D214A1297.png" xlink:type="simple" xlink:show="embed" xlink:actuate="onLoad"/></draw:frame></text:p>
      <text:p text:style-name="P1"><draw:frame draw:style-name="fr1" draw:name="Image10" text:anchor-type="paragraph" svg:x="-0.478cm" svg:y="-0.45cm" svg:width="12cm" svg:height="8.999cm" draw:z-index="9"><draw:image xlink:href="Pictures/1000000000000230000001A4174289EA42FA2A33.png" xlink:type="simple" xlink:show="embed" xlink:actuate="onLoad"/></draw:frame><draw:frame draw:style-name="fr1" draw:name="Image11" text:anchor-type="paragraph" svg:x="14.471cm" svg:y="-0.529cm" svg:width="12cm" svg:height="8.999cm" draw:z-index="10"><draw:image xlink:href="Pictures/1000000000000230000001A485A8DE2D68666B0C.png" xlink:type="simple" xlink:show="embed" xlink:actuate="onLoad"/></draw:frame><draw:frame draw:style-name="fr1" draw:name="Image12" text:anchor-type="paragraph" svg:x="7.407cm" svg:y="10.001cm" svg:width="12cm" svg:height="8.999cm" draw:z-index="11"><draw:image xlink:href="Pictures/1000000000000230000001A43E1988658C5B618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15:59:00.859000000</meta:creation-date>
    <dc:date>2017-12-28T16:05:43.454000000</dc:date>
    <meta:editing-duration>PT3M40S</meta:editing-duration>
    <meta:editing-cycles>1</meta:editing-cycles>
    <meta:document-statistic meta:table-count="0" meta:image-count="12" meta:object-count="0" meta:page-count="4" meta:paragraph-count="0" meta:word-count="0" meta:character-count="0" meta:non-whitespace-character-count="0"/>
    <meta:generator>LibreOffice/5.3.0.3$Windows_x86 LibreOffice_project/7074905676c47b82bbcfbea1aeefc84afe1c50e1</meta:generator>
  </office:meta>
</office:document-meta>
</file>